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fo:font-style="italic" fo:font-weight="bold" style:font-size-asian="10pt" style:font-size-complex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2pt" fo:font-style="italic" fo:font-weight="bold"/>
    </style:style>
    <style:style style:name="P10" style:family="paragraph">
      <style:paragraph-properties fo:text-align="center"/>
      <style:text-properties fo:font-size="14pt" fo:font-style="italic" fo:font-weight="bold"/>
    </style:style>
    <style:style style:name="P11" style:family="paragraph">
      <style:paragraph-properties fo:text-align="center"/>
      <style:text-properties fo:font-size="12pt" fo:font-style="italic" fo:font-weight="bold" style:font-size-asian="12pt" style:font-size-complex="12pt"/>
    </style:style>
    <style:style style:name="P12" style:family="paragraph">
      <style:paragraph-properties fo:text-align="center"/>
      <style:text-properties fo:color="#ff950e" fo:font-size="14pt" fo:font-style="normal" fo:font-weight="bold" style:font-style-asian="normal" style:font-style-complex="normal"/>
    </style:style>
    <style:style style:name="P13" style:family="paragraph">
      <style:text-properties fo:color="#0084d1"/>
    </style:style>
    <style:style style:name="P14" style:family="paragraph">
      <style:text-properties fo:color="#0084d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color="#0066cc" fo:font-size="8pt" fo:text-shadow="none" style:font-size-asian="8pt" style:font-size-complex="8pt"/>
    </style:style>
    <style:style style:name="T3" style:family="text">
      <style:text-properties fo:color="#008000" fo:font-size="9pt" style:font-size-asian="9pt" style:font-size-complex="9pt"/>
    </style:style>
    <style:style style:name="T4" style:family="text">
      <style:text-properties fo:font-size="9pt" fo:font-style="italic" style:font-size-asian="9pt" style:font-size-complex="9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color="#0066cc" fo:font-size="8pt" style:font-size-asian="8pt" style:font-size-complex="8pt"/>
    </style:style>
    <style:style style:name="T7" style:family="text">
      <style:text-properties fo:color="#000000" fo:font-size="9pt" fo:font-style="italic" style:font-size-asian="9pt" style:font-size-complex="9pt"/>
    </style:style>
    <style:style style:name="T8" style:family="text">
      <style:text-properties fo:font-size="10pt" fo:font-style="italic" fo:font-weight="bold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font-style="italic" fo:font-weight="bold"/>
    </style:style>
    <style:style style:name="T11" style:family="text">
      <style:text-properties fo:color="#0066cc" fo:font-size="14pt" fo:font-style="italic" fo:font-weight="bold"/>
    </style:style>
    <style:style style:name="T12" style:family="text">
      <style:text-properties fo:font-size="11pt" fo:font-style="italic" fo:font-weight="bold" style:font-size-asian="11pt" style:font-size-complex="11pt"/>
    </style:style>
    <style:style style:name="T13" style:family="text">
      <style:text-properties fo:color="#0066cc" fo:font-size="12pt" fo:font-style="italic" fo:font-weight="bold" style:font-size-asian="12pt" style:font-size-complex="12pt"/>
    </style:style>
    <style:style style:name="T14" style:family="text">
      <style:text-properties fo:color="#ff950e" fo:font-size="14pt" fo:font-style="normal" fo:font-weight="bold" style:font-style-asian="normal" style:font-style-complex="normal"/>
    </style:style>
    <style:style style:name="T15" style:family="text">
      <style:text-properties fo:font-size="6pt" fo:font-weight="bold"/>
    </style:style>
    <style:style style:name="T16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9" draw:layer="layout" svg:width="6.086cm" svg:height="12.065cm" svg:x="5.175cm" svg:y="7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5.042cm" svg:height="5.86cm" svg:x="5.629cm" svg:y="8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2.425cm" svg:height="1.06cm" svg:x="1.48cm" svg:y="8.575cm">
          <text:p text:style-name="P2"><text:span text:style-name="T1">OpenCV</text:span></text:p>
          <text:p text:style-name="P2"><text:span text:style-name="T2">(C / C++)</text:span></text:p>
        </draw:rect>
        <draw:rect draw:style-name="gr3" draw:text-style-name="P3" draw:id="id2" draw:layer="layout" svg:width="2.724cm" svg:height="1.418cm" svg:x="6.896cm" svg:y="12.81cm">
          <text:p text:style-name="P2"><text:span text:style-name="T3">CvInvoke </text:span><text:span text:style-name="T4">Class:</text:span></text:p>
          <text:p text:style-name="P2"><text:span text:style-name="T5">Wrapped OpenCV</text:span></text:p>
          <text:p text:style-name="P2"><text:span text:style-name="T5">Functions</text:span></text:p>
          <text:p text:style-name="P2"><text:span text:style-name="T6">(P/Invoke)</text:span></text:p>
        </draw:rect>
        <draw:rect draw:style-name="gr3" draw:text-style-name="P4" draw:id="id3" draw:layer="layout" svg:width="3.175cm" svg:height="1.27cm" svg:x="6.62cm" svg:y="11.233cm">
          <text:p text:style-name="P2"><text:span text:style-name="T3">CvEnum </text:span><text:span text:style-name="T4">namespace:</text:span></text:p>
          <text:p text:style-name="P2"><text:span text:style-name="T5">Wrapped OpenCV</text:span></text:p>
          <text:p text:style-name="P2"><text:span text:style-name="T5">enumerations</text:span></text:p>
        </draw:rect>
        <draw:connector draw:style-name="gr4" draw:text-style-name="P5" draw:layer="layout" draw:type="line" svg:x1="3.905cm" svg:y1="9.105cm" svg:x2="6.896cm" svg:y2="13.519cm" draw:start-shape="id1" draw:start-glue-point="1" draw:end-shape="id2" draw:end-glue-point="3" svg:d="m3905 9105 2991 4414">
          <text:p/>
        </draw:connector>
        <draw:connector draw:style-name="gr4" draw:text-style-name="P5" draw:layer="layout" draw:type="line" svg:x1="3.905cm" svg:y1="9.105cm" svg:x2="6.62cm" svg:y2="11.868cm" draw:start-shape="id1" draw:end-shape="id3" svg:d="m3905 9105 2715 2763">
          <text:p/>
        </draw:connector>
        <draw:rect draw:style-name="gr3" draw:text-style-name="P4" draw:id="id4" draw:layer="layout" svg:width="3.267cm" svg:height="1.888cm" svg:x="6.62cm" svg:y="9.2cm">
          <text:p text:style-name="P2"><text:span text:style-name="T3">Emgu.CV.Structure </text:span></text:p>
          <text:p text:style-name="P2"><text:span text:style-name="T7">Namespace &amp;</text:span></text:p>
          <text:p text:style-name="P2"><text:span text:style-name="T3">Mxxx </text:span><text:span text:style-name="T4">Structure:</text:span></text:p>
          <text:p text:style-name="P2"><text:span text:style-name="T5">Wrapped OpenCV</text:span></text:p>
          <text:p text:style-name="P2"><text:span text:style-name="T5">Structures</text:span></text:p>
        </draw:rect>
        <draw:connector draw:style-name="gr4" draw:text-style-name="P5" draw:layer="layout" draw:type="line" svg:x1="3.905cm" svg:y1="9.105cm" svg:x2="6.62cm" svg:y2="10.144cm" draw:start-shape="id1" draw:start-glue-point="1" draw:end-shape="id4" draw:end-glue-point="3" svg:d="m3905 9105 2715 1039">
          <text:p/>
        </draw:connector>
        <draw:frame draw:style-name="gr5" draw:text-style-name="P7" draw:layer="layout" svg:width="1.23cm" svg:height="0.399cm" svg:x="6.157cm" svg:y="8.558cm">
          <draw:text-box>
            <text:p text:style-name="P6"><text:span text:style-name="T8">Layer 1</text:span></text:p>
          </draw:text-box>
        </draw:frame>
        <draw:custom-shape draw:style-name="gr2" draw:text-style-name="P1" draw:id="id6" draw:layer="layout" svg:width="4.933cm" svg:height="3.175cm" svg:x="5.957cm" svg:y="15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3cm" svg:height="0.399cm" svg:x="6.632cm" svg:y="15.258cm">
          <draw:text-box>
            <text:p text:style-name="P6"><text:span text:style-name="T8">Layer 2</text:span></text:p>
          </draw:text-box>
        </draw:frame>
        <draw:rect draw:style-name="gr3" draw:text-style-name="P4" draw:layer="layout" svg:width="1.758cm" svg:height="0.999cm" svg:x="6.592cm" svg:y="15.927cm">
          <text:p text:style-name="P2"><text:span text:style-name="T9">Image</text:span></text:p>
          <text:p text:style-name="P2"><text:span text:style-name="T9">Class</text:span></text:p>
        </draw:rect>
        <draw:rect draw:style-name="gr3" draw:text-style-name="P4" draw:layer="layout" svg:width="1.577cm" svg:height="0.999cm" svg:x="8.678cm" svg:y="15.861cm">
          <text:p text:style-name="P2"><text:span text:style-name="T9">Matrix</text:span></text:p>
          <text:p text:style-name="P2"><text:span text:style-name="T9">Class</text:span></text:p>
        </draw:rect>
        <draw:rect draw:style-name="gr3" draw:text-style-name="P3" draw:layer="layout" svg:width="2.186cm" svg:height="0.999cm" svg:x="6.592cm" svg:y="17.08cm">
          <text:p text:style-name="P2"><text:span text:style-name="T9">HaarCascade</text:span></text:p>
          <text:p text:style-name="P2"><text:span text:style-name="T9">Class</text:span></text:p>
        </draw:rect>
        <draw:connector draw:style-name="gr6" draw:text-style-name="P8" draw:layer="layout" svg:x1="8.15cm" svg:y1="14.324cm" svg:x2="8.423cm" svg:y2="15.022cm" draw:start-shape="id5" draw:start-glue-point="2" draw:end-shape="id6" draw:end-glue-point="0" svg:d="m8150 14324v349h273v349">
          <text:p/>
        </draw:connector>
        <draw:frame draw:style-name="gr5" draw:text-style-name="P9" draw:layer="layout" svg:width="0.358cm" svg:height="0.484cm" svg:x="9.409cm" svg:y="17.562cm">
          <draw:text-box>
            <text:p text:style-name="P6"><text:span text:style-name="T10">...</text:span></text:p>
          </draw:text-box>
        </draw:frame>
        <draw:frame draw:style-name="gr5" draw:text-style-name="P10" draw:layer="layout" svg:width="0.959cm" svg:height="0.564cm" svg:x="8.026cm" svg:y="18.525cm">
          <draw:text-box>
            <text:p text:style-name="P2"><text:span text:style-name="T11">(C#)</text:span></text:p>
          </draw:text-box>
        </draw:frame>
        <draw:rect draw:style-name="gr3" draw:text-style-name="P3" draw:id="id7" draw:layer="layout" svg:width="1.905cm" svg:height="0.947cm" svg:x="1.365cm" svg:y="18.213cm">
          <text:p text:style-name="P2"><text:span text:style-name="T1">zlib.net</text:span></text:p>
          <text:p text:style-name="P2"><text:span text:style-name="T2">(.Net)</text:span></text:p>
        </draw:rect>
        <draw:connector draw:style-name="gr4" draw:text-style-name="P1" draw:layer="layout" draw:type="lines" svg:x1="3.27cm" svg:y1="18.686cm" svg:x2="5.957cm" svg:y2="16.609cm" draw:start-shape="id7" draw:start-glue-point="1" draw:end-shape="id6" draw:end-glue-point="3" svg:d="m3270 18686h500l1686-2077h501">
          <text:p text:style-name="P1"><text:span text:style-name="T9">Data Compression</text:span></text:p>
          <text:p text:style-name="P1"><text:span text:style-name="T9">For Image and </text:span></text:p>
          <text:p text:style-name="P1"><text:span text:style-name="T9">Matrix class</text:span></text:p>
        </draw:connector>
        <draw:custom-shape draw:style-name="gr1" draw:text-style-name="P1" draw:id="id8" draw:layer="layout" svg:width="4.764cm" svg:height="2.54cm" svg:x="1.365cm" svg:y="3.2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4.049cm" svg:height="0.929cm" svg:x="1.761cm" svg:y="4.896cm">
          <draw:text-box>
            <text:p text:style-name="P2"><text:span text:style-name="T12">Emgu.Util namespace</text:span></text:p>
            <text:p text:style-name="P2"><text:span text:style-name="T13">(C#)</text:span></text:p>
          </draw:text-box>
        </draw:frame>
        <draw:frame draw:style-name="gr5" draw:text-style-name="P12" draw:layer="layout" svg:width="3.033cm" svg:height="0.568cm" svg:x="2.232cm" svg:y="3.449cm">
          <draw:text-box>
            <text:p text:style-name="P2"><text:span text:style-name="T14">Emgu.Util.dll</text:span></text:p>
          </draw:text-box>
        </draw:frame>
        <draw:frame draw:style-name="gr5" draw:text-style-name="P12" draw:layer="layout" svg:width="2.872cm" svg:height="0.568cm" svg:x="6.748cm" svg:y="7.162cm">
          <draw:text-box>
            <text:p text:style-name="P2"><text:span text:style-name="T14">Emgu.CV.dll</text:span></text:p>
          </draw:text-box>
        </draw:frame>
        <draw:connector draw:style-name="gr6" draw:text-style-name="P1" draw:layer="layout" draw:type="lines" svg:x1="3.747cm" svg:y1="5.825cm" svg:x2="8.218cm" svg:y2="7.095cm" draw:start-shape="id8" draw:start-glue-point="2" draw:end-shape="id9" draw:end-glue-point="0" svg:d="m3747 5825v552l4471 166v552">
          <text:p/>
        </draw:connector>
        <draw:custom-shape draw:style-name="gr1" draw:text-style-name="P1" draw:id="id10" draw:layer="layout" svg:width="5.715cm" svg:height="5.208cm" svg:x="12.795cm" svg:y="7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422cm" svg:height="1.009cm" svg:x="13.43cm" svg:y="11.048cm">
          <draw:text-box>
            <text:p text:style-name="P2"><text:span text:style-name="T12">Emgu.CV.UI namespace</text:span></text:p>
            <text:p text:style-name="P2"><text:span text:style-name="T11">(C#)</text:span></text:p>
          </draw:text-box>
        </draw:frame>
        <draw:frame draw:style-name="gr5" draw:text-style-name="P12" draw:layer="layout" svg:width="3.507cm" svg:height="0.568cm" svg:x="13.733cm" svg:y="7.238cm">
          <draw:text-box>
            <text:p text:style-name="P2"><text:span text:style-name="T14">Emgu.CV.UI.dll</text:span></text:p>
          </draw:text-box>
        </draw:frame>
        <draw:rect draw:style-name="gr3" draw:text-style-name="P4" draw:layer="layout" svg:width="1.906cm" svg:height="0.985cm" svg:x="14.699cm" svg:y="9.778cm">
          <text:p text:style-name="P2"><text:span text:style-name="T9">ImageViewer</text:span></text:p>
          <text:p text:style-name="P2"><text:span text:style-name="T9">Class</text:span></text:p>
        </draw:rect>
        <draw:connector draw:style-name="gr6" draw:text-style-name="P1" draw:layer="layout" draw:type="lines" svg:x1="11.261cm" svg:y1="13.127cm" svg:x2="12.795cm" svg:y2="9.714cm" draw:start-shape="id9" draw:start-glue-point="1" draw:end-shape="id10" draw:end-glue-point="3" svg:d="m11261 13127h551l431-3413h552">
          <text:p/>
        </draw:connector>
        <draw:rect draw:style-name="gr3" draw:text-style-name="P3" draw:id="id11" draw:layer="layout" svg:width="2.425cm" svg:height="1.413cm" svg:x="14.065cm" svg:y="3.92cm">
          <text:p text:style-name="P2"><text:span text:style-name="T1">ZedGraph</text:span></text:p>
          <text:p text:style-name="P2"><text:span text:style-name="T15"/></text:p>
          <text:p text:style-name="P2"><text:span text:style-name="T2">(.Net)</text:span></text:p>
        </draw:rect>
        <draw:connector draw:style-name="gr4" draw:text-style-name="P4" draw:layer="layout" draw:type="lines" svg:x1="15.277cm" svg:y1="5.333cm" svg:x2="15.652cm" svg:y2="7.11cm" draw:start-shape="id11" draw:start-glue-point="2" draw:end-shape="id10" svg:d="m15277 5333v500l375 726v551">
          <text:p text:style-name="P1"><text:span text:style-name="T9">Display</text:span></text:p>
          <text:p text:style-name="P1"><text:span text:style-name="T9">Image</text:span></text:p>
          <text:p text:style-name="P1"><text:span text:style-name="T9">Histogram</text:span></text:p>
        </draw:connector>
        <draw:rect draw:style-name="gr3" draw:text-style-name="P4" draw:layer="layout" svg:width="1.732cm" svg:height="0.985cm" svg:x="14.7cm" svg:y="8.508cm">
          <text:p text:style-name="P2"><text:span text:style-name="T9">ImageBox</text:span></text:p>
          <text:p text:style-name="P2"><text:span text:style-name="T9">control</text:span></text:p>
        </draw:rect>
        <draw:frame draw:style-name="gr5" draw:text-style-name="P14" draw:layer="layout" svg:width="4.24cm" svg:height="0.568cm" svg:x="6.015cm" svg:y="7.73cm">
          <draw:text-box>
            <text:p text:style-name="P13"><text:span text:style-name="T16">Image Processing</text:span></text:p>
          </draw:text-box>
        </draw:frame>
        <draw:frame draw:style-name="gr5" draw:text-style-name="P14" draw:layer="layout" svg:width="2.999cm" svg:height="0.568cm" svg:x="13.909cm" svg:y="7.873cm">
          <draw:text-box>
            <text:p text:style-name="P13"><text:span text:style-name="T16">Presentation</text:span></text:p>
          </draw:text-box>
        </draw:frame>
        <draw:frame draw:style-name="gr5" draw:text-style-name="P14" draw:layer="layout" svg:width="2.872cm" svg:height="0.568cm" svg:x="2.232cm" svg:y="4.21cm">
          <draw:text-box>
            <text:p text:style-name="P13"><text:span text:style-name="T16">.Net Utilities</text:span></text:p>
          </draw:text-box>
        </draw:frame>
        <draw:rect draw:style-name="gr3" draw:text-style-name="P3" draw:id="id12" draw:layer="layout" svg:width="3.175cm" svg:height="1.905cm" svg:x="1.365cm" svg:y="12.81cm">
          <text:p text:style-name="P2"><text:span text:style-name="T1">cvextern.dll</text:span></text:p>
          <text:p text:style-name="P2"><text:span text:style-name="T17">Exported OpenCV</text:span></text:p>
          <text:p text:style-name="P2"><text:span text:style-name="T17">Interfaces</text:span></text:p>
          <text:p text:style-name="P2"><text:span text:style-name="T2">(C / C++)</text:span></text:p>
        </draw:rect>
        <draw:connector draw:style-name="gr4" draw:text-style-name="P5" draw:layer="layout" draw:type="line" svg:x1="2.692cm" svg:y1="9.635cm" svg:x2="2.952cm" svg:y2="12.81cm" draw:start-shape="id1" draw:start-glue-point="2" draw:end-shape="id12" svg:d="m2692 9635 260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285cm" fo:margin-bottom="3.566cm" fo:margin-left="1.365cm" fo:margin-right="3.18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3-19T09:57:28</meta:creation-date>
    <dc:date>2009-02-05T09:39:58.10</dc:date>
    <dc:language>en-US</dc:language>
    <meta:editing-cycles>25</meta:editing-cycles>
    <meta:editing-duration>PT01H45M18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